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P6"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8"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9" style:family="paragraph" style:parent-style-name="Standard">
      <style:text-properties style:font-name="CenturyExpanded" fo:font-size="12pt" fo:font-weight="bold" officeooo:rsid="0036c3d4" officeooo:paragraph-rsid="0036c3d4"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style:style style:name="T10" style:family="text">
      <style:text-properties officeooo:rsid="003415ed"/>
    </style:style>
    <style:style style:name="T11" style:family="text">
      <style:text-properties officeooo:rsid="0036c3d4"/>
    </style:style>
    <style:style style:name="T12" style:family="text">
      <style:text-properties fo:font-weight="normal" style:font-weight-asian="normal" style:font-weight-complex="normal"/>
    </style:style>
    <style:style style:name="T13" style:family="text">
      <style:text-properties fo:font-weight="normal" officeooo:rsid="0037d8ce" style:font-weight-asian="normal" style:font-weight-complex="normal"/>
    </style:style>
    <style:style style:name="T14" style:family="text">
      <style:text-properties officeooo:rsid="0038b7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1">Hello, I am Isaac <text:span text:style-name="T14">Ljubic</text:span>, the founder of the Valency Exchange. Thank you for giving me the opportunity to present our groundbreaking platform that aims to not just revolutionise the cryptocurrency exchange landscape, but the entire cryptocurrency industry.</text:p>
      <text:p text:style-name="P11"><text:span text:style-name="T14">What differentiates us is our level of</text:span> trust, transparency, and security, leveraging cutting-edge technologies to offer a trading experience that is unparalleled.</text:p>
      <text:p text:style-name="P7"/>
      <text:p text:style-name="P7"/>
      <text:p text:style-name="P2">Problem Statement</text:p>
      <text:p text:style-name="P24">In the wake of the 2022 FTX crash, customers faced a monumental loss of over $8 Billion USD, shaking peoples faith (and mine) in cryptocurrency exchanges. How can we rebuild this trust and offer a more reliable solution for the future?</text:p>
      <text:p text:style-name="P13"/>
      <text:p text:style-name="P13">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8"/>
      <text:p text:style-name="P8"/>
      <text:p text:style-name="P2">Solution</text:p>
      <text:p text:style-name="P12">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2"/>
      <text:p text:style-name="P14">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14"/>
      <text:p text:style-name="P15">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6">In this example, Joe is a human, and humans (as we have seen with companies like FTX), can do some Bad, bad things. What if Joe just took both assets and ran?</text:p>
      <text:p text:style-name="P16">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6"/>
      <text:p text:style-name="P16"><text:soft-page-break/>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9"/>
      <text:p text:style-name="P9"/>
      <text:p text:style-name="P4">Key Features</text:p>
      <text:p text:style-name="P18"><text:span text:style-name="T4">1. Advanced Security Protocols:</text:span> Our revolutionary security system eliminates the chances of customer assets being tampered with whilst in exchange.</text:p>
      <text:p text:style-name="P18"/>
      <text:p text:style-name="P18"><text:span text:style-name="T4">2. Transparent Fee Structure: </text:span>We eliminate guesswork with a straightforward and transparent fee structure: 1% per transaction, ensuring you’re never caught off guard by hidden costs.</text:p>
      <text:p text:style-name="P18"/>
      <text:p text:style-name="P18"><text:span text:style-name="T4">3. Real-Time Auditing:</text:span> Leveraging blockchain and open-source technology, we offer real-time auditing of all transactions and transaction protocols, setting a new benchmark for transparency in the industry.</text:p>
      <text:p text:style-name="P18"/>
      <text:p text:style-name="P18"><text:span text:style-name="T4">4. AI-Powered Fraud Detection:</text:span> Our real-time, machine learning algorithms are designed to detect and prevent fraudulent activities, offering an additional layer of security.</text:p>
      <text:p text:style-name="P18"/>
      <text:p text:style-name="P18"><text:span text:style-name="T4">5. User-Friendly Interface:</text:span> Our clean, intuitive UI is designed to make trading accessible for both newcomers and experienced traders alike.</text:p>
      <text:p text:style-name="P18"/>
      <text:p text:style-name="P18"><text:span text:style-name="T4">6. Community Governance:</text:span> We value the voice of our community and involve them in key decisions, ensuring that our platform continually evolves to meet user needs.</text:p>
      <text:p text:style-name="P10"/>
      <text:p text:style-name="P29">7. Local Asset Storage:<text:span text:style-name="T12"> The Valency Exchange desktop/mobile apps act as local cryptocurrency wallets for customers to store their assets themselves. </text:span><text:span text:style-name="T13">This eliminates the possibility of mismanagement of customer funds by the exchange.</text:span></text:p>
      <text:p text:style-name="P10"/>
      <text:p text:style-name="P2">Technology</text:p>
      <text:p text:style-name="P19">We leverage the following technologies to make our platform stand out:</text:p>
      <text:p text:style-name="P19"><text:span text:style-name="T4">1. Smart Contracts:</text:span> For automated, trust-less transactions.</text:p>
      <text:p text:style-name="P19"><text:span text:style-name="T4">2. Quantum-Resistant Encryption: </text:span>To safeguard against future threats.</text:p>
      <text:p text:style-name="P19"><text:span text:style-name="T4">3. Decentralised Architecture:</text:span> Ensuring that the platform is resilient against attacks.</text:p>
      <text:p text:style-name="P19"><text:span text:style-name="T4">4. High-Speed Matching Engine:</text:span> For real-time trade execution.</text:p>
      <text:p text:style-name="P19"><text:span text:style-name="T4">5. Open-Source Code:</text:span> Ensuring that the exchange is as transparent and trustworthy as possible.</text:p>
      <text:p text:style-name="P19"/>
      <text:p text:style-name="P17"/>
      <text:p text:style-name="P2">Market Opportunity</text:p>
      <text:p text:style-name="P21">The cryptocurrency market size in terms of transaction value is expected to grow from USD 1.33 trillion in 2023 to USD 5.02 trillion in 2028. With our focus on trust, security, and user experience, we aim to capture a significant share of this growing market.</text:p>
      <text:p text:style-name="P20"/>
      <text:p text:style-name="P2">Business Model</text:p>
      <text:p text:style-name="P23"><text:soft-page-break/>We operate on a commission-based model, taking a small fee from each transaction <text:span text:style-name="T11">and withdrawal</text:span>. We also offer premium features like advanced analytics and trading bots for a subscription fee.</text:p>
      <text:p text:style-name="P22"/>
      <text:p text:style-name="P3">Traction</text:p>
      <text:p text:style-name="P3"><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2"/>
      <text:p text:style-name="P2">Funding</text:p>
      <text:p text:style-name="P2"/>
      <text:p text:style-name="P2"/>
      <text:p text:style-name="P2">Conclusion</text:p>
      <text:p text:style-name="P6"><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6"/>
      <text:p text:style-name="P25">Thank you for your time and consideration. I am open to any questions.</text:p>
      <text:p text:style-name="P25"/>
      <text:p text:style-name="P25"/>
      <text:p text:style-name="P5">Notes</text:p>
      <text:p text:style-name="P26">1. We are currently building our minimum viable product (MVP).</text:p>
      <text:p text:style-name="P26">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7"/>
      <text:p text:style-name="P28">ENSURE YOU SAY SOMETHING ALONG THE LINES OF:</text:p>
      <text:p text:style-name="P28">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0">https://valency.dev/The-Valency-Project.pdf</text:span></text:a></text:p>
      <text:p text:style-name="P28">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19T22:59:49.957579658</dc:date>
    <meta:editing-duration>PT3H35M25S</meta:editing-duration>
    <meta:editing-cycles>26</meta:editing-cycles>
    <meta:generator>LibreOffice/7.5.2.2$Linux_X86_64 LibreOffice_project/50$Build-2</meta:generator>
    <meta:document-statistic meta:table-count="0" meta:image-count="0" meta:object-count="0" meta:page-count="3" meta:paragraph-count="45" meta:word-count="1058" meta:character-count="6750" meta:non-whitespace-character-count="5735"/>
  </office:meta>
</office:document-meta>
</file>